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s Project Journal</text:p>
      <text:p text:style-name="P1"/>
      <text:p text:style-name="P2">March 17<text:span text:style-name="T1">th</text:span> – Began researching GUI programming for java. <text:s/>I decided to make a calculator for my project. <text:s/>Began by creating a frame with dimensions 500x500. <text:s/>I had some trouble with variable types but it was quickly resolved by looking closely at example code. <text:s/>I created the main panel and gave it a border layout. <text:s/>I finished the class by looking at different types of layouts, what they do, and how to implement them into the sub-panels of the main panel (North, South, East, West, and Centre).</text:p>
      <text:p text:style-name="P2"/>
      <text:p text:style-name="P2">March 18<text:span text:style-name="T1">th</text:span> – I Began by refreshing my memory on how to add panels into the main panel for my program. <text:s/>After I felt sure I started with adding the display panel and then the panel for the number pad (panNums). <text:s/>I was getting an error for the main panel (panMain) and decided to address it after adding panNums. <text:s/>It took afew minutes of looking at example code on ics3ui.sgrondin.ca to discover I had everything within the public class file (graphicsP) which was causing trouble. <text:s/>After solving that issue I found created the panel which will house the buttons for doing math. <text:s/>After creating the classes/panels I began to populate panNums with buttons for numbers 1-9. <text:s/>I came up with errors and took some time to look on the website for the solution but ran out of time and ended the class with errors underlining everything involving the buttons.</text:p>
      <text:p text:style-name="P2"/>
      <text:p text:style-name="P2">March 19<text:span text:style-name="T1">th</text:span> – I started the period by quickly refreshing my memory of the code and issue that I was having. <text:s/>I then looked at the website for a few minutes and found that my issue was with the brace brackets. <text:s/>I was declaring the variables in the wrong place and was therefore getting errors in any code involving the buttons. <text:s/>Once solving that issue I began to populate panMath with the buttons for mathematical calculation. <text:s/>I had no issues because I was able to work off of what I did in panNums. <text:s/>After declaring the buttons in both areas I had numbers 1-9 and buttons for adding, subtracting, multiplying, and dividing. <text:s/>When I ran the program nothing appeared on the frame, it was blank. <text:s/>I quickly looked through the code to make sure everything was visible and added lines to make everything visible for good measure. <text:s/>I ran it again and nothing appeared on the stage. <text:s/>I spent the remainder of the class looking at the website's code for answers and some time on stack overflow but found nothing helpful.</text:p>
      <text:p text:style-name="P2"/>
      <text:p text:style-name="P2">March 20<text:span text:style-name="T1">th</text:span> – I began the class looking on the internet for more answers concerning the other day's conundrum. <text:s/>When I ran the program to see if anything different happened I went to move it but accidentally double clicked the top bar and maximized the window. <text:s/>When I did that all the buttons appeared! <text:s/>I shrunk the window back to normal size and all the buttons remained, <text:s/>I reloaded the program several times trying this and it worked for no apparent reason. <text:s/>After this I started to work on event listeners. <text:s/>I began with code for the event listener concerning panNums. <text:s/>I had to spend a while thinking about how to go about the variables and decided to just declare them in the event listener thinking they were only necessary there. <text:s/>I had to look on the website to find the getActionCommand() code which was exactly what I needed. <text:s/>I quickly discovered it would be much better to declare the variables in panMain so that all sub-panels shared the variables. <text:s/>I moved them up to panMain and got started on panMath. <text:s/>I assigned a string the sign of which button was pushed using getActionCommand() and based on whether or not the string was empty gave strings for the first or second number digits of the buttons pushed. <text:s/>With no errors I ended the class.</text:p>
      <text:p text:style-name="P2"/>
      <text:p text:style-name="P2">March 21<text:span text:style-name="T1">st</text:span> – At the begining of class I quickly made the code for the math buttons based on what the sign of the button pressed was. <text:s/>After that I developed a CE button and an equal sign button, <text:s/>after that I was able to make a couple of if statements so that if the equal sign was pressed it would assess which math sign was pressed (+, -, /, *) and would populate a double variable with the answer and then a <text:soft-page-break/>string. <text:s/>Afterwards I created code allowing CE to reset all variables if it is pressed. <text:s/>When I ran the program, two things did not work. <text:s/>The multiplication button always returned 0 and CE would do nothing and the program crashed if I tried to do anything after pressing CE. <text:s/>After scanning for a few minutes I found that the sign for the if structure containing multiplication was not the same as the label for the button. <text:s/>Next I realized i was only changing the numbers and not the strings when pressing CE which was the reason it did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uthern</meta:initial-creator>
    <meta:creation-date>2014-03-21T20:23:48.95</meta:creation-date>
    <dc:date>2014-03-22T22:12:12.06</dc:date>
    <dc:creator>Ben Southern</dc:creator>
    <meta:editing-duration>PT1H20M13S</meta:editing-duration>
    <meta:editing-cycles>3</meta:editing-cycles>
    <meta:generator>OpenOffice/4.0.0$Win32 OpenOffice.org_project/400m3$Build-9702</meta:generator>
    <meta:document-statistic meta:table-count="0" meta:image-count="0" meta:object-count="0" meta:page-count="2" meta:paragraph-count="6" meta:word-count="826" meta:character-count="4600"/>
  </office:meta>
</office:document-meta>
</file>